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ite_English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.00000000179690939905" calcext:value-type="float">
            <text:p>1.79690939905E-09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.00000000063468497125" calcext:value-type="float">
            <text:p>6.3468497125E-1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.00000000217179096929" calcext:value-type="float">
            <text:p>2.17179096929E-09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.00000000439536718133" calcext:value-type="float">
            <text:p>4.39536718133E-0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.00000000099497521333" calcext:value-type="float">
            <text:p>9.9497521333E-1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0000000256899901352" calcext:value-type="float">
            <text:p>2.56899901352E-09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.00000000115392340128" calcext:value-type="float">
            <text:p>1.15392340128E-09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.00000000040653774791" calcext:value-type="float">
            <text:p>4.0653774791E-1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.00000000226219776245" calcext:value-type="float">
            <text:p>2.26219776245E-09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.00000000659939614067" calcext:value-type="float">
            <text:p>6.59939614067E-09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00000001268992910752" calcext:value-type="float">
            <text:p>1.268992910752E-0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00000002213474026291" calcext:value-type="float">
            <text:p>2.213474026291E-0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.00000001383915204656" calcext:value-type="float">
            <text:p>1.383915204656E-08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00000004962368649331" calcext:value-type="float">
            <text:p>4.962368649331E-08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.00000005883024911668" calcext:value-type="float">
            <text:p>5.883024911668E-08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00000003408435489405" calcext:value-type="float">
            <text:p>3.408435489405E-0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.00000005004587677604" calcext:value-type="float">
            <text:p>5.004587677604E-0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00000007511696509255" calcext:value-type="float">
            <text:p>7.511696509255E-08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.00000002262901332983" calcext:value-type="float">
            <text:p>2.262901332983E-08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00000002623031747362" calcext:value-type="float">
            <text:p>2.623031747362E-08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.00000009704535841593" calcext:value-type="float">
            <text:p>9.704535841593E-08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0000000914628159876" calcext:value-type="float">
            <text:p>9.14628159876E-0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0000004261104180614" calcext:value-type="float">
            <text:p>4.261104180614E-08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.00000008172073506785" calcext:value-type="float">
            <text:p>8.172073506785E-08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00000004859996138862" calcext:value-type="float">
            <text:p>4.859996138862E-0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0000001136899498988" calcext:value-type="float">
            <text:p>1.136899498988E-0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00000016103815880797" calcext:value-type="float">
            <text:p>1.6103815880797E-0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00000016257480695003" calcext:value-type="float">
            <text:p>1.6257480695003E-0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000000204298743256" calcext:value-type="float">
            <text:p>2.04298743256E-0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00000019521384331256" calcext:value-type="float">
            <text:p>1.9521384331256E-0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00000014684806615151" calcext:value-type="float">
            <text:p>1.4684806615151E-07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00000012780427027792" calcext:value-type="float">
            <text:p>1.2780427027792E-0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0000001862889291715" calcext:value-type="float">
            <text:p>1.862889291715E-0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00000026723955670605" calcext:value-type="float">
            <text:p>2.6723955670605E-0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00000016357587639959" calcext:value-type="float">
            <text:p>1.6357587639959E-0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.00000022112998010471" calcext:value-type="float">
            <text:p>2.2112998010471E-07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.00000023485254985189" calcext:value-type="float">
            <text:p>2.3485254985189E-0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00000018211451902062" calcext:value-type="float">
            <text:p>1.8211451902062E-0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00000015191015734217" calcext:value-type="float">
            <text:p>1.5191015734217E-07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.00000014047270724404" calcext:value-type="float">
            <text:p>1.4047270724404E-0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.00000023676658145178" calcext:value-type="float">
            <text:p>2.3676658145178E-0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00000015181400669917" calcext:value-type="float">
            <text:p>1.5181400669917E-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00015231670147387" calcext:value-type="float">
            <text:p>1.5231670147387E-0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00000015720381441042" calcext:value-type="float">
            <text:p>1.5720381441042E-0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00000016465051544401" calcext:value-type="float">
            <text:p>1.6465051544401E-07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00000017036164479123" calcext:value-type="float">
            <text:p>1.7036164479123E-0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00000014949613102999" calcext:value-type="float">
            <text:p>1.4949613102999E-0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00000014054869268421" calcext:value-type="float">
            <text:p>1.4054869268421E-0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.0000002154059188797" calcext:value-type="float">
            <text:p>2.154059188797E-07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0000002721610030676" calcext:value-type="float">
            <text:p>2.721610030676E-0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00000031656335863772" calcext:value-type="float">
            <text:p>3.1656335863772E-0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00000024100586415443" calcext:value-type="float">
            <text:p>2.4100586415443E-0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00000031641243936065" calcext:value-type="float">
            <text:p>3.1641243936065E-0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00000024520903707526" calcext:value-type="float">
            <text:p>2.4520903707526E-0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00000032598916277493" calcext:value-type="float">
            <text:p>3.2598916277493E-0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.00000020459567906528" calcext:value-type="float">
            <text:p>2.0459567906528E-0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00000024510973162251" calcext:value-type="float">
            <text:p>2.4510973162251E-0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00000020821381951919" calcext:value-type="float">
            <text:p>2.0821381951919E-0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.00000019444208021469" calcext:value-type="float">
            <text:p>1.9444208021469E-07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00000019888810243174" calcext:value-type="float">
            <text:p>1.9888810243174E-07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.00000032217519674305" calcext:value-type="float">
            <text:p>3.2217519674305E-07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00000045581055019284" calcext:value-type="float">
            <text:p>4.5581055019284E-0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0000054934776017035" calcext:value-type="float">
            <text:p>5.4934776017035E-0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00000058323018947704" calcext:value-type="float">
            <text:p>5.8323018947704E-07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00000041055380961552" calcext:value-type="float">
            <text:p>4.1055380961552E-07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00000035551911992116" calcext:value-type="float">
            <text:p>3.5551911992116E-0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00000041241744952458" calcext:value-type="float">
            <text:p>4.1241744952458E-0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00000039524854855699" calcext:value-type="float">
            <text:p>3.9524854855699E-0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00000042121078536184" calcext:value-type="float">
            <text:p>4.2121078536184E-07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00000050390849537507" calcext:value-type="float">
            <text:p>5.0390849537507E-07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00000043317666609255" calcext:value-type="float">
            <text:p>4.3317666609255E-0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00000046293212108139" calcext:value-type="float">
            <text:p>4.6293212108139E-0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00000059213562053628" calcext:value-type="float">
            <text:p>5.9213562053628E-07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00000057106990425382" calcext:value-type="float">
            <text:p>5.7106990425382E-0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00000067626990585268" calcext:value-type="float">
            <text:p>6.7626990585268E-07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00000076955382155575" calcext:value-type="float">
            <text:p>7.6955382155575E-07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00000103501326975675" calcext:value-type="float">
            <text:p>1.03501326975675E-0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00000087544435700693" calcext:value-type="float">
            <text:p>8.7544435700693E-0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00000086331675674956" calcext:value-type="float">
            <text:p>8.6331675674956E-07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00000086822871026016" calcext:value-type="float">
            <text:p>8.6822871026016E-0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.00000087764249201427" calcext:value-type="float">
            <text:p>8.7764249201427E-0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00000076758863087889" calcext:value-type="float">
            <text:p>7.6758863087889E-0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00000083210386492283" calcext:value-type="float">
            <text:p>8.3210386492283E-0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000000611517350535" calcext:value-type="float">
            <text:p>6.11517350535E-07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00000066036363932653" calcext:value-type="float">
            <text:p>6.6036363932653E-07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00000068930404495404" calcext:value-type="float">
            <text:p>6.8930404495404E-0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00000067090542188453" calcext:value-type="float">
            <text:p>6.7090542188453E-0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0000006310193043646" calcext:value-type="float">
            <text:p>6.310193043646E-07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00000073821587420753" calcext:value-type="float">
            <text:p>7.3821587420753E-0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00000108287395050866" calcext:value-type="float">
            <text:p>1.08287395050866E-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00000098528801117936" calcext:value-type="float">
            <text:p>9.8528801117936E-0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.00000092669858986483" calcext:value-type="float">
            <text:p>9.2669858986483E-0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0000088575535528435" calcext:value-type="float">
            <text:p>8.8575535528435E-0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0000008976065259958" calcext:value-type="float">
            <text:p>8.976065259958E-07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00000090138826180919" calcext:value-type="float">
            <text:p>9.0138826180919E-0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00000089535922143114" calcext:value-type="float">
            <text:p>8.9535922143114E-0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00000082427823144826" calcext:value-type="float">
            <text:p>8.2427823144826E-07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.0000007264699775078" calcext:value-type="float">
            <text:p>7.264699775078E-0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.00000086105990249052" calcext:value-type="float">
            <text:p>8.6105990249052E-0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00000078571451922471" calcext:value-type="float">
            <text:p>7.8571451922471E-0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00000079707405120644" calcext:value-type="float">
            <text:p>7.9707405120644E-0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00000089605566699902" calcext:value-type="float">
            <text:p>8.9605566699902E-0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0000097493568773643" calcext:value-type="float">
            <text:p>9.7493568773643E-0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00000095455368409603" calcext:value-type="float">
            <text:p>9.5455368409603E-0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0000107204016330797" calcext:value-type="float">
            <text:p>1.07204016330797E-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0000100807164926664" calcext:value-type="float">
            <text:p>1.00807164926664E-0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00000100717443274334" calcext:value-type="float">
            <text:p>1.00717443274334E-0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00000093405947154679" calcext:value-type="float">
            <text:p>9.3405947154679E-0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00000096672067684267" calcext:value-type="float">
            <text:p>9.6672067684267E-0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0000010283808933309" calcext:value-type="float">
            <text:p>1.0283808933309E-0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00000134673746288172" calcext:value-type="float">
            <text:p>1.34673746288172E-0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00000102311537375499" calcext:value-type="float">
            <text:p>1.02311537375499E-0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0000114138015305798" calcext:value-type="float">
            <text:p>1.14138015305798E-0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00000102766875897942" calcext:value-type="float">
            <text:p>1.02766875897942E-0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00000121372397643427" calcext:value-type="float">
            <text:p>1.21372397643427E-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00000120230799893761" calcext:value-type="float">
            <text:p>1.20230799893761E-0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0000011083018307545" calcext:value-type="float">
            <text:p>1.1083018307545E-0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00000129853901853494" calcext:value-type="float">
            <text:p>1.29853901853494E-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00000119634830753057" calcext:value-type="float">
            <text:p>1.19634830753057E-0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00000122743654173973" calcext:value-type="float">
            <text:p>1.22743654173973E-0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00000119505898510397" calcext:value-type="float">
            <text:p>1.19505898510397E-0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0000011352527735653" calcext:value-type="float">
            <text:p>1.1352527735653E-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0000111245515199698" calcext:value-type="float">
            <text:p>1.11245515199698E-0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00000108251833808026" calcext:value-type="float">
            <text:p>1.08251833808026E-0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00000118837726859056" calcext:value-type="float">
            <text:p>1.18837726859056E-0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00000140829342853976" calcext:value-type="float">
            <text:p>1.40829342853976E-0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0000114773774839705" calcext:value-type="float">
            <text:p>1.14773774839705E-0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0000122789879242191" calcext:value-type="float">
            <text:p>1.22789879242191E-0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00000114032525289076" calcext:value-type="float">
            <text:p>1.14032525289076E-0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0000011298996014375" calcext:value-type="float">
            <text:p>1.1298996014375E-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00000117351089556905" calcext:value-type="float">
            <text:p>1.17351089556905E-0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00000114345436941221" calcext:value-type="float">
            <text:p>1.14345436941221E-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0000109554980554094" calcext:value-type="float">
            <text:p>1.09554980554094E-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0000101902469396009" calcext:value-type="float">
            <text:p>1.01902469396009E-0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00000093464723249781" calcext:value-type="float">
            <text:p>9.3464723249781E-0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00000089377459744355" calcext:value-type="float">
            <text:p>8.9377459744355E-0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0000089147505377696" calcext:value-type="float">
            <text:p>8.9147505377696E-0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0000086466036464117" calcext:value-type="float">
            <text:p>8.6466036464117E-0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00000084378098108573" calcext:value-type="float">
            <text:p>8.4378098108573E-0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0000093052159400031" calcext:value-type="float">
            <text:p>9.3052159400031E-0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0000107898222267977" calcext:value-type="float">
            <text:p>1.07898222267977E-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0000103110880900203" calcext:value-type="float">
            <text:p>1.03110880900203E-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102902106391412" calcext:value-type="float">
            <text:p>1.02902106391412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21:21:42.135623637</meta:creation-date>
    <dc:date>2024-10-03T21:53:28.229339392</dc:date>
    <meta:editing-duration>PT31M44S</meta:editing-duration>
    <meta:editing-cycles>4</meta:editing-cycles>
    <meta:generator>LibreOffice/24.2.6.2$MacOSX_X86_64 LibreOffice_project/ef66aa7e36a1bb8e65bfbc63aba53045a14d0871</meta:generator>
    <meta:document-statistic meta:table-count="1" meta:cell-count="304" meta:object-count="0"/>
  </office:meta>
</office:document-meta>
</file>